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n = 100, l = 5000</text:p>
          </table:table-cell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/>
        </table:table-row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.14286" calcext:value-type="float">
            <text:p>7.142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.66667" calcext:value-type="float">
            <text:p>6.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3.84615" calcext:value-type="float">
            <text:p>3.846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33333" calcext:value-type="float">
            <text:p>8.333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54545" calcext:value-type="float">
            <text:p>4.545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.85714" calcext:value-type="float">
            <text:p>2.857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6667" calcext:value-type="float">
            <text:p>4.166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22581" calcext:value-type="float">
            <text:p>3.225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.08333" calcext:value-type="float">
            <text:p>2.083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27273" calcext:value-type="float">
            <text:p>2.272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.63934" calcext:value-type="float">
            <text:p>1.639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85185" calcext:value-type="float">
            <text:p>1.8518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72414" calcext:value-type="float">
            <text:p>1.724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1.40845" calcext:value-type="float">
            <text:p>1.4084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51515" calcext:value-type="float">
            <text:p>1.515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2857" calcext:value-type="float">
            <text:p>1.428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1.19048" calcext:value-type="float">
            <text:p>1.1904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28205" calcext:value-type="float">
            <text:p>1.282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21951" calcext:value-type="float">
            <text:p>1.219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1.1236" calcext:value-type="float">
            <text:p>1.123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13636" calcext:value-type="float">
            <text:p>1.1363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236" calcext:value-type="float">
            <text:p>1.12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office:value-type="string" calcext:value-type="string">
            <text:p>n = 500, l = 5000</text:p>
          </table:table-cell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/>
        </table:table-row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.41026" calcext:value-type="float">
            <text:p>6.4102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.19672" calcext:value-type="float">
            <text:p>8.19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4.58716" calcext:value-type="float">
            <text:p>4.5871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47458" calcext:value-type="float">
            <text:p>8.4745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.49451" calcext:value-type="float">
            <text:p>5.494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3.40136" calcext:value-type="float">
            <text:p>3.4013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.9505" calcext:value-type="float">
            <text:p>4.95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.57143" calcext:value-type="float">
            <text:p>3.57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2.45098" calcext:value-type="float">
            <text:p>2.4509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.04178" calcext:value-type="float">
            <text:p>3.0417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.60417" calcext:value-type="float">
            <text:p>2.604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.96078" calcext:value-type="float">
            <text:p>1.960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27273" calcext:value-type="float">
            <text:p>2.2727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4" calcext:value-type="float">
            <text:p>304</text:p>
          </table:table-cell>
          <table:table-cell office:value-type="float" office:value="1.64474" calcext:value-type="float">
            <text:p>1.64474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.74216" calcext:value-type="float">
            <text:p>1.7421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.62338" calcext:value-type="float">
            <text:p>1.623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4" calcext:value-type="float">
            <text:p>364</text:p>
          </table:table-cell>
          <table:table-cell office:value-type="float" office:value="1.37363" calcext:value-type="float">
            <text:p>1.37363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.41643" calcext:value-type="float">
            <text:p>1.41643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.36986" calcext:value-type="float">
            <text:p>1.369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5" calcext:value-type="float">
            <text:p>425</text:p>
          </table:table-cell>
          <table:table-cell office:value-type="float" office:value="1.17647" calcext:value-type="float">
            <text:p>1.1764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.19048" calcext:value-type="float">
            <text:p>1.19048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.18483" calcext:value-type="float">
            <text:p>1.184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2" calcext:value-type="float">
            <text:p>492</text:p>
          </table:table-cell>
          <table:table-cell office:value-type="float" office:value="1.01626" calcext:value-type="float">
            <text:p>1.01626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.01833" calcext:value-type="float">
            <text:p>1.01833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.01833" calcext:value-type="float">
            <text:p>1.018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office:value-type="string" calcext:value-type="string">
            <text:p>n = 1000, l = 5000</text:p>
          </table:table-cell>
          <table:table-cell office:value-type="string" calcext:value-type="string">
            <text:p>BasicFFD</text:p>
          </table:table-cell>
          <table:table-cell table:number-columns-repeated="2"/>
          <table:table-cell office:value-type="string" calcext:value-type="string">
            <text:p>PairSmallest</text:p>
          </table:table-cell>
          <table:table-cell table:number-columns-repeated="2"/>
          <table:table-cell office:value-type="string" calcext:value-type="string">
            <text:p>FFDincAHCA</text:p>
          </table:table-cell>
          <table:table-cell/>
        </table:table-row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  <table:table-cell/>
          <table:table-cell office:value-type="string" calcext:value-type="string">
            <text:p># strips</text:p>
          </table:table-cell>
          <table:table-cell office:value-type="string" calcext:value-type="string">
            <text:p>avg item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8.77193" calcext:value-type="float">
            <text:p>8.7719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7.93651" calcext:value-type="float">
            <text:p>7.9365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.92857" calcext:value-type="float">
            <text:p>8.928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6.75676" calcext:value-type="float">
            <text:p>6.7567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.87402" calcext:value-type="float">
            <text:p>7.874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4.97512" calcext:value-type="float">
            <text:p>4.9751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.84956" calcext:value-type="float">
            <text:p>8.8495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6.17284" calcext:value-type="float">
            <text:p>6.172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7" calcext:value-type="float">
            <text:p>287</text:p>
          </table:table-cell>
          <table:table-cell office:value-type="float" office:value="3.48432" calcext:value-type="float">
            <text:p>3.4843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5.68182" calcext:value-type="float">
            <text:p>5.6818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.663" calcext:value-type="float">
            <text:p>3.6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2" calcext:value-type="float">
            <text:p>382</text:p>
          </table:table-cell>
          <table:table-cell office:value-type="float" office:value="2.6178" calcext:value-type="float">
            <text:p>2.617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.41297" calcext:value-type="float">
            <text:p>3.4129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.65957" calcext:value-type="float">
            <text:p>2.65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4" calcext:value-type="float">
            <text:p>484</text:p>
          </table:table-cell>
          <table:table-cell office:value-type="float" office:value="2.06612" calcext:value-type="float">
            <text:p>2.0661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.38095" calcext:value-type="float">
            <text:p>2.38095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.05761" calcext:value-type="float">
            <text:p>2.057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95" calcext:value-type="float">
            <text:p>595</text:p>
          </table:table-cell>
          <table:table-cell office:value-type="float" office:value="1.68067" calcext:value-type="float">
            <text:p>1.6806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.78253" calcext:value-type="float">
            <text:p>1.78253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.67224" calcext:value-type="float">
            <text:p>1.672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19" calcext:value-type="float">
            <text:p>719</text:p>
          </table:table-cell>
          <table:table-cell office:value-type="float" office:value="1.39082" calcext:value-type="float">
            <text:p>1.39082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.44092" calcext:value-type="float">
            <text:p>1.44092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.39276" calcext:value-type="float">
            <text:p>1.392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51" calcext:value-type="float">
            <text:p>851</text:p>
          </table:table-cell>
          <table:table-cell office:value-type="float" office:value="1.17509" calcext:value-type="float">
            <text:p>1.17509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.19048" calcext:value-type="float">
            <text:p>1.19048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1.17786" calcext:value-type="float">
            <text:p>1.177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5" calcext:value-type="float">
            <text:p>985</text:p>
          </table:table-cell>
          <table:table-cell office:value-type="float" office:value="1.01523" calcext:value-type="float">
            <text:p>1.01523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.01523" calcext:value-type="float">
            <text:p>1.01523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.01523" calcext:value-type="float">
            <text:p>1.01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56:49.419680686</meta:creation-date>
    <dc:date>2018-03-20T12:21:04.746498294</dc:date>
    <meta:editing-duration>PT12M43S</meta:editing-duration>
    <meta:editing-cycles>5</meta:editing-cycles>
    <meta:generator>LibreOffice/5.1.6.2$Linux_X86_64 LibreOffice_project/10m0$Build-2</meta:generator>
    <meta:document-statistic meta:table-count="1" meta:cell-count="363" meta:object-count="0"/>
  </office:meta>
</office:document-meta>
</file>